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780373" draw:marker-start-width="0.279cm" draw:marker-end-width="0.279cm" draw:fill="none" draw:fill-color="#729fcf" loext:fill-use-slide-background="false" draw:opacity="100%" draw:opacity-name="" draw:textarea-horizontal-align="justify" draw:textarea-vertical-align="middle" draw:auto-grow-height="false" fo:min-height="12.657cm" fo:min-width="8.897cm" fo:padding-top="0.151cm" fo:padding-bottom="0.151cm" fo:padding-left="0.276cm" fo:padding-right="0.276cm" fo:wrap-option="wrap" loext:decorative="false"/>
    </style:style>
    <style:style style:name="co1" style:family="table-column">
      <style:table-column-properties style:column-width="1.796cm" style:use-optimal-column-width="false"/>
    </style:style>
    <style:style style:name="co2" style:family="table-column">
      <style:table-column-properties style:column-width="2cm" style:use-optimal-column-width="false"/>
    </style:style>
    <style:style style:name="co3" style:family="table-column">
      <style:table-column-properties style:column-width="1.799cm" style:use-optimal-column-width="false"/>
    </style:style>
    <style:style style:name="co4" style:family="table-column">
      <style:table-column-properties style:column-width="1.768cm" style:use-optimal-column-width="false"/>
    </style:style>
    <style:style style:name="co5" style:family="table-column">
      <style:table-column-properties style:column-width="1.767cm" style:use-optimal-column-width="false"/>
    </style:style>
    <style:style style:name="co6" style:family="table-column">
      <style:table-column-properties style:column-width="2.611cm" style:use-optimal-column-width="false"/>
    </style:style>
    <style:style style:name="co7" style:family="table-column">
      <style:table-column-properties style:column-width="2.609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1.788cm" style:use-optimal-row-height="false"/>
    </style:style>
    <style:style style:name="ro3" style:family="table-row">
      <style:table-row-properties style:row-height="1.596cm" style:use-optimal-row-height="false"/>
    </style:style>
    <style:style style:name="ro4" style:family="table-row">
      <style:table-row-properties style:row-height="1.377cm" style:use-optimal-row-height="false"/>
    </style:style>
    <style:style style:name="ro5" style:family="table-row">
      <style:table-row-properties style:row-height="1.737cm" style:use-optimal-row-height="false"/>
    </style:style>
    <style:style style:name="ro6" style:family="table-row">
      <style:table-row-properties style:row-height="1.401cm" style:use-optimal-row-height="false"/>
    </style:style>
    <style:style style:name="ro7" style:family="table-row">
      <style:table-row-properties style:row-height="1.767cm" style:use-optimal-row-height="false"/>
    </style:style>
    <style:style style:name="ro8" style:family="table-row">
      <style:table-row-properties style:row-height="1.769cm" style:use-optimal-row-height="false"/>
    </style:style>
    <style:style style:name="ro9" style:family="table-row">
      <style:table-row-properties style:row-height="0.912cm" style:use-optimal-row-height="false"/>
    </style:style>
    <style:style style:name="ce1" style:family="table-cell">
      <style:text-properties fo:color="#000000" loext:opacity="100%" fo:font-size="15pt" style:font-size-asian="15pt" style:font-size-complex="15pt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3pt" style:font-size-asian="13pt" style:font-size-complex="13pt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000000" loext:opacity="100%" fo:font-size="15pt" style:font-size-asian="15pt" style:font-size-complex="15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729fcf" draw:opacity="100%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44cm" svg:height="0.953cm" svg:x="4.727cm" svg:y="8.749cm">
          <draw:text-box>
            <text:p text:style-name="P1"><text:span text:style-name="T1">Centralized Data</text:span></text:p>
          </draw:text-box>
        </draw:frame>
        <draw:frame draw:style-name="gr2" xml:id="id1" draw:id="id1" draw:layer="layout" svg:width="10.982cm" svg:height="4.951cm" svg:x="1.495cm" svg:y="9.774cm">
          <table:table table:template-name="orange-gray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User</text:p>
              </table:table-cell>
              <table:table-cell>
                <text:p text:style-name="P4">Feat 1</text:p>
              </table:table-cell>
              <table:table-cell>
                <text:p text:style-name="P4">Feat 2</text:p>
              </table:table-cell>
              <table:table-cell>
                <text:p text:style-name="P4">………</text:p>
              </table:table-cell>
              <table:table-cell>
                <text:p text:style-name="P4">Feat 48</text:p>
              </table:table-cell>
              <table:table-cell table:style-name="ce1">
                <text:p text:style-name="P3">target</text:p>
              </table:table-cell>
            </table:table-row>
            <table:table-row table:style-name="ro2" table:default-cell-style-name="gray-with-border">
              <table:table-cell table:style-name="ce2">
                <text:p text:style-name="P4">U1<text:line-break/>.<text:line-break/>.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white-with-border">
              <table:table-cell table:style-name="ce2">
                <text:p text:style-name="P4">.<text:line-break/>.<text:line-break/>U1000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" draw:text-style-name="P5" draw:layer="layout" draw:type="curve" svg:x1="12.477cm" svg:y1="12.249cm" svg:x2="19.273cm" svg:y2="6.091cm" draw:start-shape="id1" draw:end-shape="id2" draw:end-glue-point="3" svg:d="M12477 12249c5098 0 1701-6158 6796-6158" svg:viewBox="0 0 6797 6159">
          <text:p/>
        </draw:connector>
        <draw:frame draw:style-name="gr2" xml:id="id2" draw:id="id2" draw:layer="layout" svg:width="8.838cm" svg:height="4.85cm" svg:x="19.273cm" svg:y="3.666cm">
          <table:table table:template-name="black-dark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4">User</text:p>
              </table:table-cell>
              <table:table-cell>
                <text:p text:style-name="P4">Feat 1</text:p>
              </table:table-cell>
              <table:table-cell>
                <text:p text:style-name="P4">Feat 2</text:p>
              </table:table-cell>
              <table:table-cell>
                <text:p text:style-name="P4">……...</text:p>
              </table:table-cell>
              <table:table-cell>
                <text:p text:style-name="P4"><text:span text:style-name="T2">Feat 24</text:span></text:p>
              </table:table-cell>
            </table:table-row>
            <table:table-row table:style-name="ro5" table:default-cell-style-name="ce2">
              <table:table-cell table:style-name="ce3">
                <text:p text:style-name="P6">U1</text:p>
                <text:p text:style-name="P6">.</text:p>
                <text:p text:style-name="P6">.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 table:style-name="ce3">
                <text:p text:style-name="P6">.</text:p>
                <text:p text:style-name="P6">.</text:p>
                <text:p text:style-name="P6">U100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7" draw:layer="layout" svg:width="2.675cm" svg:height="0.953cm" svg:x="22.562cm" svg:y="2.717cm">
          <draw:text-box>
            <text:p text:style-name="P1"><text:span text:style-name="T1">Party A</text:span></text:p>
          </draw:text-box>
        </draw:frame>
        <draw:connector draw:style-name="gr4" draw:text-style-name="P5" draw:layer="layout" draw:type="curve" svg:x1="12.477cm" svg:y1="12.249cm" svg:x2="19.574cm" svg:y2="19.105cm" draw:start-shape="id1" draw:start-glue-point="1" draw:end-shape="id3" draw:end-glue-point="3" svg:d="M12477 12249c5323 0 1775 6856 7097 6856" svg:viewBox="0 0 7098 6857">
          <text:p/>
        </draw:connector>
        <draw:connector draw:style-name="gr5" draw:text-style-name="P5" draw:layer="layout" draw:type="line" svg:x1="12.477cm" svg:y1="12.249cm" svg:x2="19.277cm" svg:y2="12.231cm" draw:start-shape="id1" draw:start-glue-point="1" draw:end-shape="id4" draw:end-glue-point="3" svg:d="M12477 12249l6800-18" svg:viewBox="0 0 6801 19">
          <text:p/>
        </draw:connector>
        <draw:frame draw:style-name="gr2" xml:id="id4" draw:id="id4" draw:layer="layout" svg:width="8.834cm" svg:height="4.936cm" svg:x="19.277cm" svg:y="9.763cm">
          <table:table table:template-name="black-dark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6" table:default-cell-style-name="ce2">
              <table:table-cell>
                <text:p text:style-name="P4">User</text:p>
              </table:table-cell>
              <table:table-cell>
                <text:p text:style-name="P4">Feat 1</text:p>
              </table:table-cell>
              <table:table-cell>
                <text:p text:style-name="P4">Feat 2</text:p>
              </table:table-cell>
              <table:table-cell>
                <text:p text:style-name="P4">……...</text:p>
              </table:table-cell>
              <table:table-cell>
                <text:p text:style-name="P4">Feat 24</text:p>
              </table:table-cell>
            </table:table-row>
            <table:table-row table:style-name="ro7" table:default-cell-style-name="dark-gray">
              <table:table-cell table:style-name="ce3">
                <text:p text:style-name="P6">U1</text:p>
                <text:p text:style-name="P6">.</text:p>
                <text:p text:style-name="P6">.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gray">
              <table:table-cell table:style-name="ce3">
                <text:p text:style-name="P6">.</text:p>
                <text:p text:style-name="P6">.</text:p>
                <text:p text:style-name="P6">U100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xml:id="id3" draw:id="id3" draw:layer="layout" svg:width="5.219cm" svg:height="4.385cm" svg:x="19.574cm" svg:y="16.913cm">
          <table:table table:template-name="magenta-gray" table:use-first-row-styles="true" table:use-banding-rows-styles="true">
            <table:table-column table:style-name="co6"/>
            <table:table-column table:style-name="co7"/>
            <table:table-row table:style-name="ro9" table:default-cell-style-name="ce2">
              <table:table-cell>
                <text:p text:style-name="P4">User</text:p>
              </table:table-cell>
              <table:table-cell>
                <text:p text:style-name="P4"><text:span text:style-name="T2">Target</text:span></text:p>
              </table:table-cell>
            </table:table-row>
            <table:table-row table:style-name="ro5" table:default-cell-style-name="ce3">
              <table:table-cell>
                <text:p text:style-name="P6">U1</text:p>
                <text:p text:style-name="P6">.</text:p>
                <text:p text:style-name="P6">.</text:p>
              </table:table-cell>
              <table:table-cell>
                <text:p text:style-name="P6">0/1</text:p>
              </table:table-cell>
            </table:table-row>
            <table:table-row table:style-name="ro5" table:default-cell-style-name="ce3">
              <table:table-cell>
                <text:p text:style-name="P6">.</text:p>
                <text:p text:style-name="P6">.</text:p>
                <text:p text:style-name="P6">U1000</text:p>
              </table:table-cell>
              <table:table-cell>
                <text:p text:style-name="P6">0/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2.675cm" svg:height="0.953cm" svg:x="22.662cm" svg:y="8.984cm">
          <draw:text-box>
            <text:p text:style-name="P1"><text:span text:style-name="T1">Party B</text:span></text:p>
          </draw:text-box>
        </draw:frame>
        <draw:frame draw:style-name="gr6" draw:text-style-name="P2" draw:layer="layout" svg:width="3.627cm" svg:height="0.806cm" svg:x="24.812cm" svg:y="18.609cm">
          <draw:text-box>
            <text:p text:style-name="P1"><text:span text:style-name="T1">Active Party</text:span></text:p>
          </draw:text-box>
        </draw:frame>
        <draw:frame draw:style-name="gr7" draw:text-style-name="P9" draw:layer="layout" svg:width="3.493cm" svg:height="1.588cm" svg:x="14.652cm" svg:y="4.992cm">
          <draw:text-box>
            <text:p text:style-name="P8"><text:span text:style-name="T2">Holds half of the </text:span><text:span text:style-name="T2">features</text:span></text:p>
          </draw:text-box>
        </draw:frame>
        <draw:frame draw:style-name="gr7" draw:text-style-name="P9" draw:layer="layout" svg:width="3.493cm" svg:height="2.015cm" svg:x="15.104cm" svg:y="10.255cm">
          <draw:text-box>
            <text:p text:style-name="P8"><text:span text:style-name="T2">Holds remaining half features</text:span></text:p>
          </draw:text-box>
        </draw:frame>
        <draw:frame draw:style-name="gr7" draw:text-style-name="P9" draw:layer="layout" svg:width="3.493cm" svg:height="2.603cm" svg:x="14.634cm" svg:y="18.345cm">
          <draw:text-box>
            <text:p text:style-name="P8"><text:span text:style-name="T2">Has only Labels and not any features</text:span></text:p>
          </draw:text-box>
        </draw:frame>
        <draw:custom-shape draw:style-name="gr8" draw:text-style-name="P10" draw:layer="layout" svg:width="9.525cm" svg:height="13.035cm" svg:x="18.861cm" svg:y="2.452cm">
          <text:p/>
          <draw:enhanced-geometry svg:viewBox="0 0 21600 21600" draw:path-stretchpoint-x="10800" draw:path-stretchpoint-y="10800" draw:text-areas="?f3 ?f4 ?f5 ?f6" draw:type="round-rectangle" draw:modifiers="501.112744068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6.35cm" svg:height="0.953cm" svg:x="20.885cm" svg:y="1.317cm">
          <draw:text-box>
            <text:p text:style-name="P1"><text:span text:style-name="T1">Vertical Partitionin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opacity draw:name="Transparency_20_1" draw:display-name="Transparency 1" draw:style="ellipsoid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axial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9:02:55.458941967</meta:creation-date>
    <dc:date>2025-10-29T20:41:35.719298028</dc:date>
    <meta:editing-duration>PT27M39S</meta:editing-duration>
    <meta:editing-cycles>2</meta:editing-cycles>
    <meta:generator>LibreOffice/24.2.7.2$Linux_X86_64 LibreOffice_project/420$Build-2</meta:generator>
    <meta:document-statistic meta:object-count="16"/>
  </office:meta>
</office:document-meta>
</file>